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TablePreview1.svm" manifest:media-type="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co1" style:family="table-column">
      <style:table-column-properties style:column-width="6.299cm" style:use-optimal-column-width="false"/>
    </style:style>
    <style:style style:name="co2" style:family="table-column">
      <style:table-column-properties style:column-width="6.302cm" style:use-optimal-column-width="false"/>
    </style:style>
    <style:style style:name="ro1" style:family="table-row">
      <style:table-row-properties style:row-height="0.962cm" style:use-optimal-row-height="false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473cm" svg:x="1.4cm" svg:y="0.206cm" presentation:class="title" presentation:user-transformed="true">
          <draw:text-box>
            <text:p>VALENCY – A Cryptocurrency Exchange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(with a difference)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Our Competitors</text:p>
          </draw:text-box>
        </draw:frame>
        <draw:frame draw:style-name="standard" draw:layer="layout" svg:width="25.198cm" svg:height="11.05cm" svg:x="1.4cm" svg:y="3.6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bg-none">
              <table:table-cell/>
              <table:table-cell>
                <text:p>FTX</text:p>
              </table:table-cell>
              <table:table-cell>
                <text:p>Binance</text:p>
              </table:table-cell>
              <table:table-cell>
                <text:p>Valency</text:p>
              </table:table-cell>
            </table:table-row>
            <table:table-row table:style-name="ro1" table:default-cell-style-name="bg-none">
              <table:table-cell>
                <text:p>Who controls your customer assets?</text:p>
              </table:table-cell>
              <table:table-cell>
                <text:p>SBF FACE</text:p>
              </table:table-cell>
              <table:table-cell>
                <text:p>CZ FACE</text:p>
              </table:table-cell>
              <table:table-cell>
                <text:p>YOU DO!!!</text:p>
              </table:table-cell>
            </table:table-row>
            <table:table-row table:style-name="ro1" table:default-cell-style-name="bg-none">
              <table:table-cell>
                <text:p>Open-Source?</text:p>
              </table:table-cell>
              <table:table-cell>
                <text:p>X</text:p>
              </table:table-cell>
              <table:table-cell>
                <text:p>X</text:p>
              </table:table-cell>
              <table:table-cell>
                <text:p>Massive Tick</text:p>
              </table:table-cell>
            </table:table-row>
            <table:table-row table:style-name="ro1" table:default-cell-style-name="bg-none">
              <table:table-cell>
                <text:p>Transparent?</text:p>
              </table:table-cell>
              <table:table-cell>
                <text:p>X</text:p>
              </table:table-cell>
              <table:table-cell>
                <text:p>X</text:p>
              </table:table-cell>
              <table:table-cell>
                <text:p>Massive <text:s/>Tick</text:p>
              </table:table-cell>
            </table:table-row>
            <table:table-row table:style-name="ro1" table:default-cell-style-name="bg-none">
              <table:table-cell>
                <text:p>Community Governance?</text:p>
              </table:table-cell>
              <table:table-cell>
                <text:p>X</text:p>
              </table:table-cell>
              <table:table-cell>
                <text:p>X</text:p>
              </table:table-cell>
              <table:table-cell>
                <text:p>Massive Tick</text:p>
              </table:table-cell>
            </table:table-row>
            <table:table-row table:style-name="ro1" table:default-cell-style-name="bg-none">
              <table:table-cell>
                <text:p>Trading Mode? (enables short, calls, and put positions)</text:p>
              </table:table-cell>
              <table:table-cell>
                <text:p>X</text:p>
              </table:table-cell>
              <table:table-cell>
                <text:p>X</text:p>
              </table:table-cell>
              <table:table-cell>
                <text:p>Massive Tick</text:p>
              </table:table-cell>
            </table:table-row>
            <table:table-row table:style-name="ro1" table:default-cell-style-name="bg-none">
              <table:table-cell>
                <text:p>User-Friendly Interface?</text:p>
              </table:table-cell>
              <table:table-cell>
                <text:p>Tick</text:p>
              </table:table-cell>
              <table:table-cell>
                <text:p>Tick </text:p>
              </table:table-cell>
              <table:table-cell>
                <text:p>Tick</text:p>
              </table:table-cell>
            </table:table-row>
            <table:table-row table:style-name="ro1" table:default-cell-style-name="bg-none">
              <table:table-cell>
                <text:p>Bankrupt?</text:p>
              </table:table-cell>
              <table:table-cell>
                <text:p>MASSIVE TICK</text:p>
              </table:table-cell>
              <table:table-cell>
                <text:p>X</text:p>
              </table:table-cell>
              <table:table-cell>
                <text:p>X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blem Statistics<text:tab/></text:p>
          </draw:text-box>
        </draw:frame>
        <draw:frame presentation:style-name="pr5" draw:layer="layout" svg:width="25.199cm" svg:height="9.134cm" svg:x="1cm" svg:y="3.685cm" presentation:class="outline" presentation:user-transformed="true">
          <draw:text-box>
            <text:list text:style-name="L4">
              <text:list-item>
                <text:p>Say ‘as you can see, we are focusing a lot on the crash of FTX, as this is what our exchange is trying to prevent.’: FTX and Other Statistics goes her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How it all works! - Local Wallet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4">
              <text:list-item>
                <text:p>Say something like ‘Now you may be thinking, he’s given us all the problems, but hasn’t shown us how this thing actually works! Well, here is how our exchange works’: Local storage slide (mention that since we don’t have to spend money protecting customer assets, we can reduce fees) – a win-win, customer gets transparency AND less fe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How it all works – Smart Contract Escrow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4">
              <text:list-item>
                <text:p>Smart Contract Escrow Slid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Other great features that differentiate u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4">
              <text:list-item>
                <text:p>Community Governance</text:p>
              </text:list-item>
              <text:list-item>
                <text:p>AI Powered Fraud Detec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arket Opportunity</text:p>
          </draw:text-box>
        </draw:frame>
        <draw:frame presentation:style-name="pr5" draw:layer="layout" svg:width="25.199cm" svg:height="9.134cm" svg:x="1.4cm" svg:y="3.866cm" presentation:class="outline" presentation:user-transformed="true">
          <draw:text-box>
            <text:list text:style-name="L4">
              <text:list-item>
                <text:p>Alot of $$$ in the financial sector ;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HANK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4">
              <text:list-item>
                <text:p>Invest now pls tyty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AU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1:06:53.975474880</meta:creation-date>
    <dc:date>2023-09-21T15:38:11.345362929</dc:date>
    <meta:editing-duration>PT4H31M18S</meta:editing-duration>
    <meta:editing-cycles>2</meta:editing-cycles>
    <meta:generator>LibreOffice/7.5.2.2$Linux_X86_64 LibreOffice_project/50$Build-2</meta:generator>
    <meta:document-statistic meta:object-count="53"/>
  </office:meta>
</office:document-meta>
</file>